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style:font-name="Arial" fo:font-size="12pt" style:font-size-asian="12pt" style:font-size-complex="12pt"/>
    </style:style>
    <style:style style:name="P2" style:family="paragraph" style:parent-style-name="Standard">
      <style:paragraph-properties fo:line-height="100%" fo:text-align="center" style:justify-single-word="false"/>
      <style:text-properties style:font-name="Arial" fo:font-size="12pt" style:font-size-asian="12pt" style:font-size-complex="12pt"/>
    </style:style>
    <style:style style:name="P3" style:family="paragraph" style:parent-style-name="Standard">
      <style:paragraph-properties fo:line-height="150%"/>
      <style:text-properties style:font-name="Arial"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ACHELEY Thomas</text:p>
      <text:p text:style-name="P1">4 Rue Louis Aragon</text:p>
      <text:p text:style-name="P1">14460 Colombelles<text:tab/></text:p>
      <text:p text:style-name="P1">Tél : 06 59 83 32 53</text:p>
      <text:p text:style-name="P1">Email : thom.bacheley@gmail.com</text:p>
      <text:p text:style-name="P3"/>
      <text:p text:style-name="P2">Curriculum Vitae</text:p>
      <text:p text:style-name="P1"/>
      <text:p text:style-name="P1">Étudiant en Première année de BTS SNIR ( Système Numérique Informatique et Réseaux ) </text:p>
      <text:p text:style-name="P1"/>
      <text:p text:style-name="P1">Formation :</text:p>
      <text:p text:style-name="P1"/>
      <text:p text:style-name="P1">•<text:tab/>2010-2014 : <text:s/>Colleges</text:p>
      <text:p text:style-name="P1"><text:tab/><text:tab/><text:tab/><text:tab/><text:tab/></text:p>
      <text:p text:style-name="P1">•<text:tab/>2014-2015 : <text:tab/>Seconde Générale</text:p>
      <text:p text:style-name="P1"><text:tab/><text:tab/><text:tab/><text:tab/><text:tab/><text:tab/>Lycée Dumont D'urville</text:p>
      <text:p text:style-name="P1"/>
      <text:p text:style-name="P1">•<text:tab/>2015-2016 <text:s/>: <text:tab/>Première STI2D – Option ITEC </text:p>
      <text:p text:style-name="P1"><text:tab/><text:tab/><text:tab/><text:tab/><text:tab/><text:tab/>Lycée Dumont D'urville</text:p>
      <text:p text:style-name="P1"/>
      <text:p text:style-name="P1">•<text:tab/>2016-2017 <text:s/>: <text:tab/>Terminale STI2D – Option ITEC</text:p>
      <text:p text:style-name="P1"><text:tab/><text:tab/><text:tab/><text:tab/><text:tab/><text:tab/>Lycée Dumont D'urville</text:p>
      <text:p text:style-name="P1"/>
      <text:p text:style-name="P1">Diplomes :</text:p>
      <text:p text:style-name="P1"/>
      <text:p text:style-name="P1">•<text:tab/>2014 : Brevet des college</text:p>
      <text:p text:style-name="P1"/>
      <text:p text:style-name="P1">•<text:tab/>2017 : Baccalauréat Technologie STI2D</text:p>
      <text:p text:style-name="P1"/>
      <text:p text:style-name="P1">Informatique :</text:p>
      <text:p text:style-name="P1"/>
      <text:p text:style-name="P1">•<text:tab/>Environnement :</text:p>
      <text:p text:style-name="P1"/>
      <text:p text:style-name="P1">-<text:tab/>Windows ( Langage C, C# ,POO ,Windows Form )</text:p>
      <text:p text:style-name="P1">-<text:tab/>Linux</text:p>
      <text:p text:style-name="P1"/>
      <text:p text:style-name="P1">•<text:tab/>Bureautique :</text:p>
      <text:p text:style-name="P1"/>
      <text:p text:style-name="P1">- <text:tab/>Microsoft office, World, Excel, Powerpoint</text:p>
      <text:p text:style-name="P1">-<text:tab/> logiciel 3d : SolidWorks</text:p>
      <text:p text:style-name="P1"><text:tab/></text:p>
      <text:p text:style-name="P1">•<text:tab/>Langues étrangères :</text:p>
      <text:p text:style-name="P1"/>
      <text:p text:style-name="P1">- <text:tab/>Anglais : niveau scolaire</text:p>
      <text:p text:style-name="P1">-<text:tab/>Allemand : niveau scolaire</text:p>
      <text:p text:style-name="P1"/>
      <text:p text:style-name="P1">•<text:tab/>Centres d'intérêt</text:p>
      <text:p text:style-name="P1"/>
      <text:p text:style-name="P1">-<text:tab/>Manga</text:p>
      <text:p text:style-name="P1">-<text:tab/>Informatique</text:p>
      <text:p text:style-name="P1">-<text:tab/>Musiqu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homas Bacheley</meta:initial-creator>
    <meta:creation-date>2018-01-03T17:35:06.44</meta:creation-date>
    <dc:date>2018-04-13T18:25:54.56</dc:date>
    <dc:creator>Thomas Bacheley</dc:creator>
    <meta:editing-duration>PT8M5S</meta:editing-duration>
    <meta:editing-cycles>3</meta:editing-cycles>
    <meta:generator>OpenOffice/4.1.4$Win32 OpenOffice.org_project/414m5$Build-9788</meta:generator>
    <meta:document-statistic meta:table-count="0" meta:image-count="0" meta:object-count="0" meta:page-count="1" meta:paragraph-count="34" meta:word-count="138" meta:character-count="822"/>
  </office:meta>
</office:document-meta>
</file>